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7e96"/>
    </style:style>
    <style:style style:name="P2" style:family="paragraph" style:parent-style-name="Standard">
      <style:text-properties officeooo:paragraph-rsid="000eeb74"/>
    </style:style>
    <style:style style:name="P3" style:family="paragraph" style:parent-style-name="Standard">
      <style:text-properties officeooo:paragraph-rsid="000cbba6"/>
    </style:style>
    <style:style style:name="T1" style:family="text">
      <style:text-properties officeooo:rsid="000d0006"/>
    </style:style>
    <style:style style:name="T2" style:family="text">
      <style:text-properties officeooo:rsid="000d7e96"/>
    </style:style>
    <style:style style:name="T3" style:family="text">
      <style:text-properties officeooo:rsid="000eeb74"/>
    </style:style>
    <style:style style:name="T4" style:family="text">
      <style:text-properties officeooo:rsid="00119fc4"/>
    </style:style>
    <style:style style:name="T5" style:family="text">
      <style:text-properties officeooo:rsid="000cb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[1] </text:span>Morrison, A. R., &amp; Trehub, S. E. (2021). Statistical Analysis of Natural Sound Textures. <text:span text:style-name="Emphasis">Frontiers in Psychology</text:span>, 12, Article 611122. <text:a xlink:type="simple" xlink:href="https://doi.org/10.3389/fpsyg.2021.611122" office:target-frame-name="_blank" xlink:show="new" text:style-name="Internet_20_link" text:visited-style-name="Visited_20_Internet_20_Link">https://doi.org/10.3389/fpsyg.2021.611122</text:a> </text:p>
      <text:p text:style-name="Standard"/>
      <text:p text:style-name="P1"><text:span text:style-name="T2">[2] </text:span>Zhang, Z., &amp; others. (2016). Mechanics of human voice production and control. <text:span text:style-name="Emphasis">Journal of the Acoustical Society of America</text:span>, 140(4), 2615-2629. <text:a xlink:type="simple" xlink:href="https://doi.org/10.1121/1.4965880" office:target-frame-name="_blank" xlink:show="new" text:style-name="Internet_20_link" text:visited-style-name="Visited_20_Internet_20_Link">https://doi.org/10.1121/1.4965880</text:a> </text:p>
      <text:p text:style-name="Standard"/>
      <text:p text:style-name="P2"><text:span text:style-name="T3">[3] </text:span>Smith, D. R. R., &amp; Patterson, R. D. (2005). The interaction of glottal-pulse rate and vocal-tract length in judgments of speaker size, sex, and age. <text:span text:style-name="Emphasis">Journal of the Acoustical Society of America</text:span>, 118(1), 317-329. <text:a xlink:type="simple" xlink:href="https://doi.org/10.1121/1.1945880" office:target-frame-name="_blank" xlink:show="new" text:style-name="Internet_20_link" text:visited-style-name="Visited_20_Internet_20_Link">https://doi.org/10.1121/1.1945880</text:a> </text:p>
      <text:p text:style-name="P2"/>
      <text:p text:style-name="P2"><text:span text:style-name="T3">[4] </text:span>Pisanski, K., &amp; Reby, D. (2021). Efficacy in deceptive vocal exaggeration of human body size. <text:span text:style-name="Emphasis">Nature Communications</text:span>, 12, 968. <text:a xlink:type="simple" xlink:href="https://doi.org/10.1038/s41467-021-21008-7" office:target-frame-name="_blank" xlink:show="new" text:style-name="Internet_20_link" text:visited-style-name="Visited_20_Internet_20_Link">https://doi.org/10.1038/s41467-021-21008-7</text:a> </text:p>
      <text:p text:style-name="P2"/>
      <text:p text:style-name="P3"><text:span text:style-name="T4">[5] </text:span>Anikin A, Pisanski K, Reby D.<text:span text:style-name="T5"> </text:span>Static and dynamic formant scaling conveys<text:span text:style-name="T5"> </text:span>body size and aggression. R. Soc. Open Sci. 9:<text:span text:style-name="T5"> </text:span>211496<text:span text:style-name="T5"> (2022). </text:span><text:a xlink:type="simple" xlink:href="https://doi.org/10.1098/rsos.211496" text:style-name="Internet_20_link" text:visited-style-name="Visited_20_Internet_20_Link">https://doi.org/10.1098/rsos.211496</text:a>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3:04:23.015000000</meta:creation-date>
    <meta:generator>LibreOffice/24.8.3.2$Windows_X86_64 LibreOffice_project/48a6bac9e7e268aeb4c3483fcf825c94556d9f92</meta:generator>
    <dc:date>2024-11-29T14:17:17.761000000</dc:date>
    <meta:editing-duration>PT18M40S</meta:editing-duration>
    <meta:editing-cycles>3</meta:editing-cycles>
    <meta:document-statistic meta:table-count="0" meta:image-count="0" meta:object-count="0" meta:page-count="1" meta:paragraph-count="5" meta:word-count="127" meta:character-count="959" meta:non-whitespace-character-count="832"/>
  </office:meta>
</office:document-meta>
</file>